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3AC3119.png"/>
  <manifest:file-entry manifest:media-type="image/png" manifest:full-path="Pictures/10000201000000100000001047CDAEF8.png"/>
  <manifest:file-entry manifest:media-type="image/png" manifest:full-path="Pictures/100002010000001000000010F7CB1B01.png"/>
  <manifest:file-entry manifest:media-type="image/png" manifest:full-path="Pictures/10000201000000780000007882922AE5.png"/>
  <manifest:file-entry manifest:media-type="image/png" manifest:full-path="Pictures/100002010000001000000010A446FFF5.png"/>
  <manifest:file-entry manifest:media-type="image/png" manifest:full-path="Pictures/1000020100000010000000107C21B673.png"/>
  <manifest:file-entry manifest:media-type="image/png" manifest:full-path="Pictures/100002010000001000000010366A4CE8.png"/>
  <manifest:file-entry manifest:media-type="image/png" manifest:full-path="Pictures/1000020100000010000000103B1784F8.png"/>
  <manifest:file-entry manifest:media-type="image/png" manifest:full-path="Pictures/100002010000001000000010AB63BC5E.png"/>
  <manifest:file-entry manifest:media-type="image/png" manifest:full-path="Pictures/100002010000001000000010762EDA56.png"/>
  <manifest:file-entry manifest:media-type="image/png" manifest:full-path="Pictures/1000020100000010000000103439EDF3.png"/>
  <manifest:file-entry manifest:media-type="image/png" manifest:full-path="Pictures/10000201000000100000001027F948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5.399cm" table:align="margins"/>
    </style:style>
    <style:style style:name="Tabelle1.A" style:family="table-column">
      <style:table-column-properties style:column-width="2.464cm" style:rel-column-width="29919*"/>
    </style:style>
    <style:style style:name="Tabelle1.B" style:family="table-column">
      <style:table-column-properties style:column-width="2.935cm" style:rel-column-width="35616*"/>
    </style:style>
    <style:style style:name="Tabelle1.A1" style:family="table-cell">
      <style:table-cell-properties style:vertical-align="middle" fo:padding="0.097cm" fo:border="none"/>
    </style:style>
    <style:style style:name="Tabelle12" style:family="table">
      <style:table-properties style:width="5.399cm" table:align="margins"/>
    </style:style>
    <style:style style:name="Tabelle12.A" style:family="table-column">
      <style:table-column-properties style:column-width="2.464cm" style:rel-column-width="29919*"/>
    </style:style>
    <style:style style:name="Tabelle12.B" style:family="table-column">
      <style:table-column-properties style:column-width="2.935cm" style:rel-column-width="35616*"/>
    </style:style>
    <style:style style:name="Tabelle12.A1" style:family="table-cell">
      <style:table-cell-properties style:vertical-align="middle" fo:padding="0.097cm" fo:border="none"/>
    </style:style>
    <style:style style:name="Tabelle13" style:family="table">
      <style:table-properties style:width="5.399cm" table:align="margins"/>
    </style:style>
    <style:style style:name="Tabelle13.A" style:family="table-column">
      <style:table-column-properties style:column-width="2.464cm" style:rel-column-width="29919*"/>
    </style:style>
    <style:style style:name="Tabelle13.B" style:family="table-column">
      <style:table-column-properties style:column-width="2.935cm" style:rel-column-width="35616*"/>
    </style:style>
    <style:style style:name="Tabelle13.A1" style:family="table-cell">
      <style:table-cell-properties style:vertical-align="middle" fo:padding="0.097cm" fo:border="none"/>
    </style:style>
    <style:style style:name="Tabelle14" style:family="table">
      <style:table-properties style:width="5.399cm" table:align="margins"/>
    </style:style>
    <style:style style:name="Tabelle14.A" style:family="table-column">
      <style:table-column-properties style:column-width="2.464cm" style:rel-column-width="29919*"/>
    </style:style>
    <style:style style:name="Tabelle14.B" style:family="table-column">
      <style:table-column-properties style:column-width="2.935cm" style:rel-column-width="35616*"/>
    </style:style>
    <style:style style:name="Tabelle14.A1" style:family="table-cell">
      <style:table-cell-properties style:vertical-align="middle" fo:padding="0.097cm" fo:border="none"/>
    </style:style>
    <style:style style:name="Tabelle15" style:family="table">
      <style:table-properties style:width="5.399cm" table:align="margins"/>
    </style:style>
    <style:style style:name="Tabelle15.A" style:family="table-column">
      <style:table-column-properties style:column-width="2.464cm" style:rel-column-width="29919*"/>
    </style:style>
    <style:style style:name="Tabelle15.B" style:family="table-column">
      <style:table-column-properties style:column-width="2.935cm" style:rel-column-width="35616*"/>
    </style:style>
    <style:style style:name="Tabelle15.A1" style:family="table-cell">
      <style:table-cell-properties style:vertical-align="middle" fo:padding="0.097cm" fo:border="none"/>
    </style:style>
    <style:style style:name="Tabelle16" style:family="table">
      <style:table-properties style:width="5.399cm" table:align="margins"/>
    </style:style>
    <style:style style:name="Tabelle16.A" style:family="table-column">
      <style:table-column-properties style:column-width="2.464cm" style:rel-column-width="29919*"/>
    </style:style>
    <style:style style:name="Tabelle16.B" style:family="table-column">
      <style:table-column-properties style:column-width="2.935cm" style:rel-column-width="35616*"/>
    </style:style>
    <style:style style:name="Tabelle16.A1" style:family="table-cell">
      <style:table-cell-properties style:vertical-align="middle" fo:padding="0.097cm" fo:border="none"/>
    </style:style>
    <style:style style:name="Tabelle17" style:family="table">
      <style:table-properties style:width="5.399cm" table:align="margins"/>
    </style:style>
    <style:style style:name="Tabelle17.A" style:family="table-column">
      <style:table-column-properties style:column-width="2.464cm" style:rel-column-width="29919*"/>
    </style:style>
    <style:style style:name="Tabelle17.B" style:family="table-column">
      <style:table-column-properties style:column-width="2.935cm" style:rel-column-width="35616*"/>
    </style:style>
    <style:style style:name="Tabelle17.A1" style:family="table-cell">
      <style:table-cell-properties style:vertical-align="middle" fo:padding="0.097cm" fo:border="none"/>
    </style:style>
    <style:style style:name="Tabelle18" style:family="table">
      <style:table-properties style:width="5.399cm" table:align="margins"/>
    </style:style>
    <style:style style:name="Tabelle18.A" style:family="table-column">
      <style:table-column-properties style:column-width="2.464cm" style:rel-column-width="29919*"/>
    </style:style>
    <style:style style:name="Tabelle18.B" style:family="table-column">
      <style:table-column-properties style:column-width="2.935cm" style:rel-column-width="35616*"/>
    </style:style>
    <style:style style:name="Tabelle18.A1" style:family="table-cell">
      <style:table-cell-properties style:vertical-align="middle" fo:padding="0.097cm" fo:border="none"/>
    </style:style>
    <style:style style:name="Tabelle19" style:family="table">
      <style:table-properties style:width="5.399cm" table:align="margins"/>
    </style:style>
    <style:style style:name="Tabelle19.A" style:family="table-column">
      <style:table-column-properties style:column-width="2.464cm" style:rel-column-width="29919*"/>
    </style:style>
    <style:style style:name="Tabelle19.B" style:family="table-column">
      <style:table-column-properties style:column-width="2.935cm" style:rel-column-width="35616*"/>
    </style:style>
    <style:style style:name="Tabelle19.A1" style:family="table-cell">
      <style:table-cell-properties style:vertical-align="middle" fo:padding="0.097cm" fo:border="none"/>
    </style:style>
    <style:style style:name="Tabelle20" style:family="table">
      <style:table-properties style:width="5.399cm" table:align="margins"/>
    </style:style>
    <style:style style:name="Tabelle20.A" style:family="table-column">
      <style:table-column-properties style:column-width="2.464cm" style:rel-column-width="29919*"/>
    </style:style>
    <style:style style:name="Tabelle20.B" style:family="table-column">
      <style:table-column-properties style:column-width="2.935cm" style:rel-column-width="35616*"/>
    </style:style>
    <style:style style:name="Tabelle20.A1" style:family="table-cell">
      <style:table-cell-properties style:vertical-align="middle" fo:padding="0.097cm" fo:border="none"/>
    </style:style>
    <style:style style:name="Tabelle2" style:family="table">
      <style:table-properties style:width="5.399cm" table:align="margins"/>
    </style:style>
    <style:style style:name="Tabelle2.A" style:family="table-column">
      <style:table-column-properties style:column-width="0.949cm" style:rel-column-width="11522*"/>
    </style:style>
    <style:style style:name="Tabelle2.B" style:family="table-column">
      <style:table-column-properties style:column-width="4.45cm" style:rel-column-width="54013*"/>
    </style:style>
    <style:style style:name="Tabelle2.A1" style:family="table-cell">
      <style:table-cell-properties style:vertical-align="middle" fo:padding="0.097cm" fo:border="none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5.399cm" table:align="margins"/>
    </style:style>
    <style:style style:name="Tabelle3.A" style:family="table-column">
      <style:table-column-properties style:column-width="0.949cm" style:rel-column-width="11522*"/>
    </style:style>
    <style:style style:name="Tabelle3.B" style:family="table-column">
      <style:table-column-properties style:column-width="4.45cm" style:rel-column-width="54013*"/>
    </style:style>
    <style:style style:name="Tabelle3.A1" style:family="table-cell">
      <style:table-cell-properties style:vertical-align="middle" fo:padding="0.097cm" fo:border="none"/>
    </style:style>
    <style:style style:name="Tabelle3.A5" style:family="table-cell">
      <style:table-cell-properties fo:padding="0.097cm" fo:border="none"/>
    </style:style>
    <style:style style:name="Tabelle4" style:family="table">
      <style:table-properties style:width="5.399cm" table:align="margins"/>
    </style:style>
    <style:style style:name="Tabelle4.A" style:family="table-column">
      <style:table-column-properties style:column-width="0.949cm" style:rel-column-width="11522*"/>
    </style:style>
    <style:style style:name="Tabelle4.B" style:family="table-column">
      <style:table-column-properties style:column-width="4.45cm" style:rel-column-width="54013*"/>
    </style:style>
    <style:style style:name="Tabelle4.A1" style:family="table-cell">
      <style:table-cell-properties style:vertical-align="middle" fo:padding="0.097cm" fo:border="none"/>
    </style:style>
    <style:style style:name="Tabelle4.A5" style:family="table-cell">
      <style:table-cell-properties fo:padding="0.097cm" fo:border="none"/>
    </style:style>
    <style:style style:name="Tabelle5" style:family="table">
      <style:table-properties style:width="5.399cm" table:align="margins"/>
    </style:style>
    <style:style style:name="Tabelle5.A" style:family="table-column">
      <style:table-column-properties style:column-width="0.949cm" style:rel-column-width="11522*"/>
    </style:style>
    <style:style style:name="Tabelle5.B" style:family="table-column">
      <style:table-column-properties style:column-width="4.45cm" style:rel-column-width="54013*"/>
    </style:style>
    <style:style style:name="Tabelle5.A1" style:family="table-cell">
      <style:table-cell-properties style:vertical-align="middle" fo:padding="0.097cm" fo:border="none"/>
    </style:style>
    <style:style style:name="Tabelle5.A5" style:family="table-cell">
      <style:table-cell-properties fo:padding="0.097cm" fo:border="none"/>
    </style:style>
    <style:style style:name="Tabelle6" style:family="table">
      <style:table-properties style:width="5.399cm" table:align="margins"/>
    </style:style>
    <style:style style:name="Tabelle6.A" style:family="table-column">
      <style:table-column-properties style:column-width="0.949cm" style:rel-column-width="11522*"/>
    </style:style>
    <style:style style:name="Tabelle6.B" style:family="table-column">
      <style:table-column-properties style:column-width="4.45cm" style:rel-column-width="54013*"/>
    </style:style>
    <style:style style:name="Tabelle6.A1" style:family="table-cell">
      <style:table-cell-properties style:vertical-align="middle" fo:padding="0.097cm" fo:border="none"/>
    </style:style>
    <style:style style:name="Tabelle6.A5" style:family="table-cell">
      <style:table-cell-properties fo:padding="0.097cm" fo:border="none"/>
    </style:style>
    <style:style style:name="Tabelle7" style:family="table">
      <style:table-properties style:width="5.399cm" table:align="margins"/>
    </style:style>
    <style:style style:name="Tabelle7.A" style:family="table-column">
      <style:table-column-properties style:column-width="0.949cm" style:rel-column-width="11522*"/>
    </style:style>
    <style:style style:name="Tabelle7.B" style:family="table-column">
      <style:table-column-properties style:column-width="4.45cm" style:rel-column-width="54013*"/>
    </style:style>
    <style:style style:name="Tabelle7.A1" style:family="table-cell">
      <style:table-cell-properties style:vertical-align="middle" fo:padding="0.097cm" fo:border="none"/>
    </style:style>
    <style:style style:name="Tabelle7.A5" style:family="table-cell">
      <style:table-cell-properties fo:padding="0.097cm" fo:border="none"/>
    </style:style>
    <style:style style:name="Tabelle8" style:family="table">
      <style:table-properties style:width="5.399cm" table:align="margins"/>
    </style:style>
    <style:style style:name="Tabelle8.A" style:family="table-column">
      <style:table-column-properties style:column-width="0.949cm" style:rel-column-width="11522*"/>
    </style:style>
    <style:style style:name="Tabelle8.B" style:family="table-column">
      <style:table-column-properties style:column-width="4.45cm" style:rel-column-width="54013*"/>
    </style:style>
    <style:style style:name="Tabelle8.A1" style:family="table-cell">
      <style:table-cell-properties style:vertical-align="middle" fo:padding="0.097cm" fo:border="none"/>
    </style:style>
    <style:style style:name="Tabelle8.A5" style:family="table-cell">
      <style:table-cell-properties fo:padding="0.097cm" fo:border="none"/>
    </style:style>
    <style:style style:name="Tabelle9" style:family="table">
      <style:table-properties style:width="5.399cm" table:align="margins"/>
    </style:style>
    <style:style style:name="Tabelle9.A" style:family="table-column">
      <style:table-column-properties style:column-width="0.949cm" style:rel-column-width="11522*"/>
    </style:style>
    <style:style style:name="Tabelle9.B" style:family="table-column">
      <style:table-column-properties style:column-width="4.45cm" style:rel-column-width="54013*"/>
    </style:style>
    <style:style style:name="Tabelle9.A1" style:family="table-cell">
      <style:table-cell-properties style:vertical-align="middle" fo:padding="0.097cm" fo:border="none"/>
    </style:style>
    <style:style style:name="Tabelle9.A5" style:family="table-cell">
      <style:table-cell-properties fo:padding="0.097cm" fo:border="none"/>
    </style:style>
    <style:style style:name="Tabelle10" style:family="table">
      <style:table-properties style:width="5.399cm" table:align="margins"/>
    </style:style>
    <style:style style:name="Tabelle10.A" style:family="table-column">
      <style:table-column-properties style:column-width="0.949cm" style:rel-column-width="11522*"/>
    </style:style>
    <style:style style:name="Tabelle10.B" style:family="table-column">
      <style:table-column-properties style:column-width="4.45cm" style:rel-column-width="54013*"/>
    </style:style>
    <style:style style:name="Tabelle10.A1" style:family="table-cell">
      <style:table-cell-properties style:vertical-align="middle" fo:padding="0.097cm" fo:border="none"/>
    </style:style>
    <style:style style:name="Tabelle10.A5" style:family="table-cell">
      <style:table-cell-properties fo:padding="0.097cm" fo:border="none"/>
    </style:style>
    <style:style style:name="Tabelle11" style:family="table">
      <style:table-properties style:width="5.399cm" table:align="margins"/>
    </style:style>
    <style:style style:name="Tabelle11.A" style:family="table-column">
      <style:table-column-properties style:column-width="0.949cm" style:rel-column-width="11522*"/>
    </style:style>
    <style:style style:name="Tabelle11.B" style:family="table-column">
      <style:table-column-properties style:column-width="4.45cm" style:rel-column-width="54013*"/>
    </style:style>
    <style:style style:name="Tabelle11.A1" style:family="table-cell">
      <style:table-cell-properties style:vertical-align="middle" fo:padding="0.097cm" fo:border="none"/>
    </style:style>
    <style:style style:name="Tabelle11.A5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/>
    </style:style>
    <style:style style:name="P4" style:family="paragraph" style:parent-style-name="Table_20_Contents">
      <style:paragraph-properties fo:margin-left="0cm" fo:margin-right="0.339cm" fo:text-align="start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Standard">
      <style:paragraph-properties fo:margin-left="0cm" fo:margin-right="0.339cm" fo:text-align="center" style:justify-single-word="false" fo:text-indent="0cm" style:auto-text-indent="false"/>
      <style:text-properties fo:font-size="10pt"/>
    </style:style>
    <style:style style:name="P9" style:family="paragraph" style:parent-style-name="Standard">
      <style:paragraph-properties fo:margin-left="-0.026cm" fo:margin-right="0.339cm" fo:text-align="center" style:justify-single-word="false" fo:text-indent="0cm" style:auto-text-indent="false"/>
      <style:text-properties fo:font-size="10pt"/>
    </style:style>
    <style:style style:name="P10" style:family="paragraph" style:parent-style-name="Table_20_Contents">
      <style:paragraph-properties fo:text-align="center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1cm" style:protect="size position" style:vertical-pos="top" style:vertical-rel="baseline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as-char" svg:width="5.399cm" svg:height="8.5cm" draw:z-index="2"><draw:text-box><text:p text:style-name="P2"><draw:frame draw:style-name="fr2" draw:name="Grafik1" text:anchor-type="as-char" svg:width="0.683cm" svg:height="0.683cm" draw:z-index="13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" table:style-name="Tabelle1"><table:table-column table:style-name="Tabelle1.A"/><table:table-column table:style-name="Tabelle1.B"/><table:table-row><table:table-cell table:style-name="Tabelle1.A1" office:value-type="string"><text:p text:style-name="P4"><draw:frame draw:style-name="fr3" draw:name="Grafik2" text:anchor-type="paragraph" svg:width="0.564cm" svg:height="0.564cm" draw:z-index="10"><draw:image xlink:href="Pictures/100002010000001000000010A446FFF5.png" xlink:type="simple" xlink:show="embed" xlink:actuate="onLoad"/></draw:frame></text:p></table:table-cell><table:table-cell table:style-name="Tabelle1.A1" office:value-type="string"><text:p text:style-name="P5">Check Email for Valitidy</text:p></table:table-cell></table:table-row><table:table-row><table:table-cell table:style-name="Tabelle1.A1" office:value-type="string"><text:p text:style-name="P5"><draw:frame draw:style-name="fr3" draw:name="Grafik3" text:anchor-type="paragraph" svg:width="0.564cm" svg:height="0.564cm" draw:z-index="11"><draw:image xlink:href="Pictures/1000020100000010000000107C21B673.png" xlink:type="simple" xlink:show="embed" xlink:actuate="onLoad"/></draw:frame></text:p></table:table-cell><table:table-cell table:style-name="Tabelle1.A1" office:value-type="string"><text:p text:style-name="P5">Email File &amp; Signature</text:p></table:table-cell></table:table-row><table:table-row><table:table-cell table:style-name="Tabelle1.A1" office:value-type="string"><text:p text:style-name="P5"><draw:frame draw:style-name="fr3" draw:name="Grafik4" text:anchor-type="paragraph" svg:width="0.564cm" svg:height="0.564cm" draw:z-index="12"><draw:image xlink:href="Pictures/1000020100000010000000103439EDF3.png" xlink:type="simple" xlink:show="embed" xlink:actuate="onLoad"/></draw:frame></text:p></table:table-cell><table:table-cell table:style-name="Tabelle1.A1" office:value-type="string"><text:p text:style-name="P5">Email Signature Confirmation</text:p></table:table-cell></table:table-row><table:table-row><table:table-cell table:style-name="Tabelle1.A1" office:value-type="string"><text:p text:style-name="P5">Sign a file</text:p></table:table-cell><table:table-cell table:style-name="Tabelle1.A1" office:value-type="string"><text:p text:style-name="P5">Drag and drop the file into the Main Window</text:p></table:table-cell></table:table-row><table:table-row><table:table-cell table:style-name="Tabelle1.A1" office:value-type="string"><text:p text:style-name="P5">Check a Signature</text:p></table:table-cell><table:table-cell table:style-name="Tabelle1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2" text:anchor-type="as-char" svg:width="5.399cm" svg:height="8.5cm" draw:z-index="16"><draw:text-box><text:p text:style-name="P2"><draw:frame draw:style-name="fr2" draw:name="Grafik105" text:anchor-type="as-char" svg:width="0.683cm" svg:height="0.683cm" draw:z-index="20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2" table:style-name="Tabelle12"><table:table-column table:style-name="Tabelle12.A"/><table:table-column table:style-name="Tabelle12.B"/><table:table-row><table:table-cell table:style-name="Tabelle12.A1" office:value-type="string"><text:p text:style-name="P4"><draw:frame draw:style-name="fr3" draw:name="Grafik106" text:anchor-type="paragraph" svg:width="0.564cm" svg:height="0.564cm" draw:z-index="17"><draw:image xlink:href="Pictures/100002010000001000000010A446FFF5.png" xlink:type="simple" xlink:show="embed" xlink:actuate="onLoad"/></draw:frame></text:p></table:table-cell><table:table-cell table:style-name="Tabelle12.A1" office:value-type="string"><text:p text:style-name="P5">Check Email for Valitidy</text:p></table:table-cell></table:table-row><table:table-row><table:table-cell table:style-name="Tabelle12.A1" office:value-type="string"><text:p text:style-name="P5"><draw:frame draw:style-name="fr3" draw:name="Grafik107" text:anchor-type="paragraph" svg:width="0.564cm" svg:height="0.564cm" draw:z-index="18"><draw:image xlink:href="Pictures/1000020100000010000000107C21B673.png" xlink:type="simple" xlink:show="embed" xlink:actuate="onLoad"/></draw:frame></text:p></table:table-cell><table:table-cell table:style-name="Tabelle12.A1" office:value-type="string"><text:p text:style-name="P5">Email File &amp; Signature</text:p></table:table-cell></table:table-row><table:table-row><table:table-cell table:style-name="Tabelle12.A1" office:value-type="string"><text:p text:style-name="P5"><draw:frame draw:style-name="fr3" draw:name="Grafik108" text:anchor-type="paragraph" svg:width="0.564cm" svg:height="0.564cm" draw:z-index="19"><draw:image xlink:href="Pictures/1000020100000010000000103439EDF3.png" xlink:type="simple" xlink:show="embed" xlink:actuate="onLoad"/></draw:frame></text:p></table:table-cell><table:table-cell table:style-name="Tabelle12.A1" office:value-type="string"><text:p text:style-name="P5">Email Signature Confirmation</text:p></table:table-cell></table:table-row><table:table-row><table:table-cell table:style-name="Tabelle12.A1" office:value-type="string"><text:p text:style-name="P5">Sign a file</text:p></table:table-cell><table:table-cell table:style-name="Tabelle12.A1" office:value-type="string"><text:p text:style-name="P5">Drag and drop the file into the Main Window</text:p></table:table-cell></table:table-row><table:table-row><table:table-cell table:style-name="Tabelle12.A1" office:value-type="string"><text:p text:style-name="P5">Check a Signature</text:p></table:table-cell><table:table-cell table:style-name="Tabelle12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3" text:anchor-type="as-char" svg:width="5.399cm" svg:height="8.5cm" draw:z-index="21"><draw:text-box><text:p text:style-name="P2"><draw:frame draw:style-name="fr2" draw:name="Grafik109" text:anchor-type="as-char" svg:width="0.683cm" svg:height="0.683cm" draw:z-index="25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3" table:style-name="Tabelle13"><table:table-column table:style-name="Tabelle13.A"/><table:table-column table:style-name="Tabelle13.B"/><table:table-row><table:table-cell table:style-name="Tabelle13.A1" office:value-type="string"><text:p text:style-name="P4"><draw:frame draw:style-name="fr3" draw:name="Grafik110" text:anchor-type="paragraph" svg:width="0.564cm" svg:height="0.564cm" draw:z-index="22"><draw:image xlink:href="Pictures/100002010000001000000010A446FFF5.png" xlink:type="simple" xlink:show="embed" xlink:actuate="onLoad"/></draw:frame></text:p></table:table-cell><table:table-cell table:style-name="Tabelle13.A1" office:value-type="string"><text:p text:style-name="P5">Check Email for Valitidy</text:p></table:table-cell></table:table-row><table:table-row><table:table-cell table:style-name="Tabelle13.A1" office:value-type="string"><text:p text:style-name="P5"><draw:frame draw:style-name="fr3" draw:name="Grafik111" text:anchor-type="paragraph" svg:width="0.564cm" svg:height="0.564cm" draw:z-index="23"><draw:image xlink:href="Pictures/1000020100000010000000107C21B673.png" xlink:type="simple" xlink:show="embed" xlink:actuate="onLoad"/></draw:frame></text:p></table:table-cell><table:table-cell table:style-name="Tabelle13.A1" office:value-type="string"><text:p text:style-name="P5">Email File &amp; Signature</text:p></table:table-cell></table:table-row><table:table-row><table:table-cell table:style-name="Tabelle13.A1" office:value-type="string"><text:p text:style-name="P5"><draw:frame draw:style-name="fr3" draw:name="Grafik112" text:anchor-type="paragraph" svg:width="0.564cm" svg:height="0.564cm" draw:z-index="24"><draw:image xlink:href="Pictures/1000020100000010000000103439EDF3.png" xlink:type="simple" xlink:show="embed" xlink:actuate="onLoad"/></draw:frame></text:p></table:table-cell><table:table-cell table:style-name="Tabelle13.A1" office:value-type="string"><text:p text:style-name="P5">Email Signature Confirmation</text:p></table:table-cell></table:table-row><table:table-row><table:table-cell table:style-name="Tabelle13.A1" office:value-type="string"><text:p text:style-name="P5">Sign a file</text:p></table:table-cell><table:table-cell table:style-name="Tabelle13.A1" office:value-type="string"><text:p text:style-name="P5">Drag and drop the file into the Main Window</text:p></table:table-cell></table:table-row><table:table-row><table:table-cell table:style-name="Tabelle13.A1" office:value-type="string"><text:p text:style-name="P5">Check a Signature</text:p></table:table-cell><table:table-cell table:style-name="Tabelle13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4" text:anchor-type="as-char" svg:width="5.399cm" svg:height="8.5cm" draw:z-index="26"><draw:text-box><text:p text:style-name="P2"><draw:frame draw:style-name="fr2" draw:name="Grafik113" text:anchor-type="as-char" svg:width="0.683cm" svg:height="0.683cm" draw:z-index="30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4" table:style-name="Tabelle14"><table:table-column table:style-name="Tabelle14.A"/><table:table-column table:style-name="Tabelle14.B"/><table:table-row><table:table-cell table:style-name="Tabelle14.A1" office:value-type="string"><text:p text:style-name="P4"><draw:frame draw:style-name="fr3" draw:name="Grafik114" text:anchor-type="paragraph" svg:width="0.564cm" svg:height="0.564cm" draw:z-index="27"><draw:image xlink:href="Pictures/100002010000001000000010A446FFF5.png" xlink:type="simple" xlink:show="embed" xlink:actuate="onLoad"/></draw:frame></text:p></table:table-cell><table:table-cell table:style-name="Tabelle14.A1" office:value-type="string"><text:p text:style-name="P5">Check Email for Valitidy</text:p></table:table-cell></table:table-row><table:table-row><table:table-cell table:style-name="Tabelle14.A1" office:value-type="string"><text:p text:style-name="P5"><draw:frame draw:style-name="fr3" draw:name="Grafik115" text:anchor-type="paragraph" svg:width="0.564cm" svg:height="0.564cm" draw:z-index="28"><draw:image xlink:href="Pictures/1000020100000010000000107C21B673.png" xlink:type="simple" xlink:show="embed" xlink:actuate="onLoad"/></draw:frame></text:p></table:table-cell><table:table-cell table:style-name="Tabelle14.A1" office:value-type="string"><text:p text:style-name="P5">Email File &amp; Signature</text:p></table:table-cell></table:table-row><table:table-row><table:table-cell table:style-name="Tabelle14.A1" office:value-type="string"><text:p text:style-name="P5"><draw:frame draw:style-name="fr3" draw:name="Grafik116" text:anchor-type="paragraph" svg:width="0.564cm" svg:height="0.564cm" draw:z-index="29"><draw:image xlink:href="Pictures/1000020100000010000000103439EDF3.png" xlink:type="simple" xlink:show="embed" xlink:actuate="onLoad"/></draw:frame></text:p></table:table-cell><table:table-cell table:style-name="Tabelle14.A1" office:value-type="string"><text:p text:style-name="P5">Email Signature Confirmation</text:p></table:table-cell></table:table-row><table:table-row><table:table-cell table:style-name="Tabelle14.A1" office:value-type="string"><text:p text:style-name="P5">Sign a file</text:p></table:table-cell><table:table-cell table:style-name="Tabelle14.A1" office:value-type="string"><text:p text:style-name="P5">Drag and drop the file into the Main Window</text:p></table:table-cell></table:table-row><table:table-row><table:table-cell table:style-name="Tabelle14.A1" office:value-type="string"><text:p text:style-name="P5">Check a Signature</text:p></table:table-cell><table:table-cell table:style-name="Tabelle14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5" text:anchor-type="as-char" svg:width="5.399cm" svg:height="8.5cm" draw:z-index="31"><draw:text-box><text:p text:style-name="P2"><draw:frame draw:style-name="fr2" draw:name="Grafik117" text:anchor-type="as-char" svg:width="0.683cm" svg:height="0.683cm" draw:z-index="35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5" table:style-name="Tabelle15"><table:table-column table:style-name="Tabelle15.A"/><table:table-column table:style-name="Tabelle15.B"/><table:table-row><table:table-cell table:style-name="Tabelle15.A1" office:value-type="string"><text:p text:style-name="P4"><draw:frame draw:style-name="fr3" draw:name="Grafik118" text:anchor-type="paragraph" svg:width="0.564cm" svg:height="0.564cm" draw:z-index="32"><draw:image xlink:href="Pictures/100002010000001000000010A446FFF5.png" xlink:type="simple" xlink:show="embed" xlink:actuate="onLoad"/></draw:frame></text:p></table:table-cell><table:table-cell table:style-name="Tabelle15.A1" office:value-type="string"><text:p text:style-name="P5">Check Email for Valitidy</text:p></table:table-cell></table:table-row><table:table-row><table:table-cell table:style-name="Tabelle15.A1" office:value-type="string"><text:p text:style-name="P5"><draw:frame draw:style-name="fr3" draw:name="Grafik119" text:anchor-type="paragraph" svg:width="0.564cm" svg:height="0.564cm" draw:z-index="33"><draw:image xlink:href="Pictures/1000020100000010000000107C21B673.png" xlink:type="simple" xlink:show="embed" xlink:actuate="onLoad"/></draw:frame></text:p></table:table-cell><table:table-cell table:style-name="Tabelle15.A1" office:value-type="string"><text:p text:style-name="P5">Email File &amp; Signature</text:p></table:table-cell></table:table-row><table:table-row><table:table-cell table:style-name="Tabelle15.A1" office:value-type="string"><text:p text:style-name="P5"><draw:frame draw:style-name="fr3" draw:name="Grafik120" text:anchor-type="paragraph" svg:width="0.564cm" svg:height="0.564cm" draw:z-index="34"><draw:image xlink:href="Pictures/1000020100000010000000103439EDF3.png" xlink:type="simple" xlink:show="embed" xlink:actuate="onLoad"/></draw:frame></text:p></table:table-cell><table:table-cell table:style-name="Tabelle15.A1" office:value-type="string"><text:p text:style-name="P5">Email Signature Confirmation</text:p></table:table-cell></table:table-row><table:table-row><table:table-cell table:style-name="Tabelle15.A1" office:value-type="string"><text:p text:style-name="P5">Sign a file</text:p></table:table-cell><table:table-cell table:style-name="Tabelle15.A1" office:value-type="string"><text:p text:style-name="P5">Drag and drop the file into the Main Window</text:p></table:table-cell></table:table-row><table:table-row><table:table-cell table:style-name="Tabelle15.A1" office:value-type="string"><text:p text:style-name="P5">Check a Signature</text:p></table:table-cell><table:table-cell table:style-name="Tabelle15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6" text:anchor-type="as-char" svg:width="5.399cm" svg:height="8.5cm" draw:z-index="36"><draw:text-box><text:p text:style-name="P2"><draw:frame draw:style-name="fr2" draw:name="Grafik121" text:anchor-type="as-char" svg:width="0.683cm" svg:height="0.683cm" draw:z-index="40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6" table:style-name="Tabelle16"><table:table-column table:style-name="Tabelle16.A"/><table:table-column table:style-name="Tabelle16.B"/><table:table-row><table:table-cell table:style-name="Tabelle16.A1" office:value-type="string"><text:p text:style-name="P4"><draw:frame draw:style-name="fr3" draw:name="Grafik122" text:anchor-type="paragraph" svg:width="0.564cm" svg:height="0.564cm" draw:z-index="37"><draw:image xlink:href="Pictures/100002010000001000000010A446FFF5.png" xlink:type="simple" xlink:show="embed" xlink:actuate="onLoad"/></draw:frame></text:p></table:table-cell><table:table-cell table:style-name="Tabelle16.A1" office:value-type="string"><text:p text:style-name="P5">Check Email for Valitidy</text:p></table:table-cell></table:table-row><table:table-row><table:table-cell table:style-name="Tabelle16.A1" office:value-type="string"><text:p text:style-name="P5"><draw:frame draw:style-name="fr3" draw:name="Grafik123" text:anchor-type="paragraph" svg:width="0.564cm" svg:height="0.564cm" draw:z-index="38"><draw:image xlink:href="Pictures/1000020100000010000000107C21B673.png" xlink:type="simple" xlink:show="embed" xlink:actuate="onLoad"/></draw:frame></text:p></table:table-cell><table:table-cell table:style-name="Tabelle16.A1" office:value-type="string"><text:p text:style-name="P5">Email File &amp; Signature</text:p></table:table-cell></table:table-row><table:table-row><table:table-cell table:style-name="Tabelle16.A1" office:value-type="string"><text:p text:style-name="P5"><draw:frame draw:style-name="fr3" draw:name="Grafik124" text:anchor-type="paragraph" svg:width="0.564cm" svg:height="0.564cm" draw:z-index="39"><draw:image xlink:href="Pictures/1000020100000010000000103439EDF3.png" xlink:type="simple" xlink:show="embed" xlink:actuate="onLoad"/></draw:frame></text:p></table:table-cell><table:table-cell table:style-name="Tabelle16.A1" office:value-type="string"><text:p text:style-name="P5">Email Signature Confirmation</text:p></table:table-cell></table:table-row><table:table-row><table:table-cell table:style-name="Tabelle16.A1" office:value-type="string"><text:p text:style-name="P5">Sign a file</text:p></table:table-cell><table:table-cell table:style-name="Tabelle16.A1" office:value-type="string"><text:p text:style-name="P5">Drag and drop the file into the Main Window</text:p></table:table-cell></table:table-row><table:table-row><table:table-cell table:style-name="Tabelle16.A1" office:value-type="string"><text:p text:style-name="P5">Check a Signature</text:p></table:table-cell><table:table-cell table:style-name="Tabelle16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7" text:anchor-type="as-char" svg:width="5.399cm" svg:height="8.5cm" draw:z-index="41"><draw:text-box><text:p text:style-name="P2"><draw:frame draw:style-name="fr2" draw:name="Grafik125" text:anchor-type="as-char" svg:width="0.683cm" svg:height="0.683cm" draw:z-index="45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7" table:style-name="Tabelle17"><table:table-column table:style-name="Tabelle17.A"/><table:table-column table:style-name="Tabelle17.B"/><table:table-row><table:table-cell table:style-name="Tabelle17.A1" office:value-type="string"><text:p text:style-name="P4"><draw:frame draw:style-name="fr3" draw:name="Grafik126" text:anchor-type="paragraph" svg:width="0.564cm" svg:height="0.564cm" draw:z-index="42"><draw:image xlink:href="Pictures/100002010000001000000010A446FFF5.png" xlink:type="simple" xlink:show="embed" xlink:actuate="onLoad"/></draw:frame></text:p></table:table-cell><table:table-cell table:style-name="Tabelle17.A1" office:value-type="string"><text:p text:style-name="P5">Check Email for Valitidy</text:p></table:table-cell></table:table-row><table:table-row><table:table-cell table:style-name="Tabelle17.A1" office:value-type="string"><text:p text:style-name="P5"><draw:frame draw:style-name="fr3" draw:name="Grafik127" text:anchor-type="paragraph" svg:width="0.564cm" svg:height="0.564cm" draw:z-index="43"><draw:image xlink:href="Pictures/1000020100000010000000107C21B673.png" xlink:type="simple" xlink:show="embed" xlink:actuate="onLoad"/></draw:frame></text:p></table:table-cell><table:table-cell table:style-name="Tabelle17.A1" office:value-type="string"><text:p text:style-name="P5">Email File &amp; Signature</text:p></table:table-cell></table:table-row><table:table-row><table:table-cell table:style-name="Tabelle17.A1" office:value-type="string"><text:p text:style-name="P5"><draw:frame draw:style-name="fr3" draw:name="Grafik128" text:anchor-type="paragraph" svg:width="0.564cm" svg:height="0.564cm" draw:z-index="44"><draw:image xlink:href="Pictures/1000020100000010000000103439EDF3.png" xlink:type="simple" xlink:show="embed" xlink:actuate="onLoad"/></draw:frame></text:p></table:table-cell><table:table-cell table:style-name="Tabelle17.A1" office:value-type="string"><text:p text:style-name="P5">Email Signature Confirmation</text:p></table:table-cell></table:table-row><table:table-row><table:table-cell table:style-name="Tabelle17.A1" office:value-type="string"><text:p text:style-name="P5">Sign a file</text:p></table:table-cell><table:table-cell table:style-name="Tabelle17.A1" office:value-type="string"><text:p text:style-name="P5">Drag and drop the file into the Main Window</text:p></table:table-cell></table:table-row><table:table-row><table:table-cell table:style-name="Tabelle17.A1" office:value-type="string"><text:p text:style-name="P5">Check a Signature</text:p></table:table-cell><table:table-cell table:style-name="Tabelle17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8" text:anchor-type="as-char" svg:width="5.399cm" svg:height="8.5cm" draw:z-index="46"><draw:text-box><text:p text:style-name="P2"><draw:frame draw:style-name="fr2" draw:name="Grafik129" text:anchor-type="as-char" svg:width="0.683cm" svg:height="0.683cm" draw:z-index="50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8" table:style-name="Tabelle18"><table:table-column table:style-name="Tabelle18.A"/><table:table-column table:style-name="Tabelle18.B"/><table:table-row><table:table-cell table:style-name="Tabelle18.A1" office:value-type="string"><text:p text:style-name="P4"><draw:frame draw:style-name="fr3" draw:name="Grafik130" text:anchor-type="paragraph" svg:width="0.564cm" svg:height="0.564cm" draw:z-index="47"><draw:image xlink:href="Pictures/100002010000001000000010A446FFF5.png" xlink:type="simple" xlink:show="embed" xlink:actuate="onLoad"/></draw:frame></text:p></table:table-cell><table:table-cell table:style-name="Tabelle18.A1" office:value-type="string"><text:p text:style-name="P5">Check Email for Valitidy</text:p></table:table-cell></table:table-row><table:table-row><table:table-cell table:style-name="Tabelle18.A1" office:value-type="string"><text:p text:style-name="P5"><draw:frame draw:style-name="fr3" draw:name="Grafik131" text:anchor-type="paragraph" svg:width="0.564cm" svg:height="0.564cm" draw:z-index="48"><draw:image xlink:href="Pictures/1000020100000010000000107C21B673.png" xlink:type="simple" xlink:show="embed" xlink:actuate="onLoad"/></draw:frame></text:p></table:table-cell><table:table-cell table:style-name="Tabelle18.A1" office:value-type="string"><text:p text:style-name="P5">Email File &amp; Signature</text:p></table:table-cell></table:table-row><table:table-row><table:table-cell table:style-name="Tabelle18.A1" office:value-type="string"><text:p text:style-name="P5"><draw:frame draw:style-name="fr3" draw:name="Grafik132" text:anchor-type="paragraph" svg:width="0.564cm" svg:height="0.564cm" draw:z-index="49"><draw:image xlink:href="Pictures/1000020100000010000000103439EDF3.png" xlink:type="simple" xlink:show="embed" xlink:actuate="onLoad"/></draw:frame></text:p></table:table-cell><table:table-cell table:style-name="Tabelle18.A1" office:value-type="string"><text:p text:style-name="P5">Email Signature Confirmation</text:p></table:table-cell></table:table-row><table:table-row><table:table-cell table:style-name="Tabelle18.A1" office:value-type="string"><text:p text:style-name="P5">Sign a file</text:p></table:table-cell><table:table-cell table:style-name="Tabelle18.A1" office:value-type="string"><text:p text:style-name="P5">Drag and drop the file into the Main Window</text:p></table:table-cell></table:table-row><table:table-row><table:table-cell table:style-name="Tabelle18.A1" office:value-type="string"><text:p text:style-name="P5">Check a Signature</text:p></table:table-cell><table:table-cell table:style-name="Tabelle18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19" text:anchor-type="as-char" svg:width="5.399cm" svg:height="8.5cm" draw:z-index="51"><draw:text-box><text:p text:style-name="P2"><draw:frame draw:style-name="fr2" draw:name="Grafik133" text:anchor-type="as-char" svg:width="0.683cm" svg:height="0.683cm" draw:z-index="55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19" table:style-name="Tabelle19"><table:table-column table:style-name="Tabelle19.A"/><table:table-column table:style-name="Tabelle19.B"/><table:table-row><table:table-cell table:style-name="Tabelle19.A1" office:value-type="string"><text:p text:style-name="P4"><draw:frame draw:style-name="fr3" draw:name="Grafik134" text:anchor-type="paragraph" svg:width="0.564cm" svg:height="0.564cm" draw:z-index="52"><draw:image xlink:href="Pictures/100002010000001000000010A446FFF5.png" xlink:type="simple" xlink:show="embed" xlink:actuate="onLoad"/></draw:frame></text:p></table:table-cell><table:table-cell table:style-name="Tabelle19.A1" office:value-type="string"><text:p text:style-name="P5">Check Email for Valitidy</text:p></table:table-cell></table:table-row><table:table-row><table:table-cell table:style-name="Tabelle19.A1" office:value-type="string"><text:p text:style-name="P5"><draw:frame draw:style-name="fr3" draw:name="Grafik135" text:anchor-type="paragraph" svg:width="0.564cm" svg:height="0.564cm" draw:z-index="53"><draw:image xlink:href="Pictures/1000020100000010000000107C21B673.png" xlink:type="simple" xlink:show="embed" xlink:actuate="onLoad"/></draw:frame></text:p></table:table-cell><table:table-cell table:style-name="Tabelle19.A1" office:value-type="string"><text:p text:style-name="P5">Email File &amp; Signature</text:p></table:table-cell></table:table-row><table:table-row><table:table-cell table:style-name="Tabelle19.A1" office:value-type="string"><text:p text:style-name="P5"><draw:frame draw:style-name="fr3" draw:name="Grafik136" text:anchor-type="paragraph" svg:width="0.564cm" svg:height="0.564cm" draw:z-index="54"><draw:image xlink:href="Pictures/1000020100000010000000103439EDF3.png" xlink:type="simple" xlink:show="embed" xlink:actuate="onLoad"/></draw:frame></text:p></table:table-cell><table:table-cell table:style-name="Tabelle19.A1" office:value-type="string"><text:p text:style-name="P5">Email Signature Confirmation</text:p></table:table-cell></table:table-row><table:table-row><table:table-cell table:style-name="Tabelle19.A1" office:value-type="string"><text:p text:style-name="P5">Sign a file</text:p></table:table-cell><table:table-cell table:style-name="Tabelle19.A1" office:value-type="string"><text:p text:style-name="P5">Drag and drop the file into the Main Window</text:p></table:table-cell></table:table-row><table:table-row><table:table-cell table:style-name="Tabelle19.A1" office:value-type="string"><text:p text:style-name="P5">Check a Signature</text:p></table:table-cell><table:table-cell table:style-name="Tabelle19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draw:frame draw:style-name="fr1" draw:name="Rahmen20" text:anchor-type="as-char" svg:width="5.399cm" svg:height="8.5cm" draw:z-index="56"><draw:text-box><text:p text:style-name="P2"><draw:frame draw:style-name="fr2" draw:name="Grafik137" text:anchor-type="as-char" svg:width="0.683cm" svg:height="0.683cm" draw:z-index="60"><draw:image xlink:href="Pictures/10000201000000780000007882922AE5.png" xlink:type="simple" xlink:show="embed" xlink:actuate="onLoad"/></draw:frame>TheSign <text:s/>(Beta)</text:p><text:p text:style-name="P3">Quick Reference </text:p><text:p text:style-name="P3">Main Window</text:p><table:table table:name="Tabelle20" table:style-name="Tabelle20"><table:table-column table:style-name="Tabelle20.A"/><table:table-column table:style-name="Tabelle20.B"/><table:table-row><table:table-cell table:style-name="Tabelle20.A1" office:value-type="string"><text:p text:style-name="P4"><draw:frame draw:style-name="fr3" draw:name="Grafik138" text:anchor-type="paragraph" svg:width="0.564cm" svg:height="0.564cm" draw:z-index="57"><draw:image xlink:href="Pictures/100002010000001000000010A446FFF5.png" xlink:type="simple" xlink:show="embed" xlink:actuate="onLoad"/></draw:frame></text:p></table:table-cell><table:table-cell table:style-name="Tabelle20.A1" office:value-type="string"><text:p text:style-name="P5">Check Email for Valitidy</text:p></table:table-cell></table:table-row><table:table-row><table:table-cell table:style-name="Tabelle20.A1" office:value-type="string"><text:p text:style-name="P5"><draw:frame draw:style-name="fr3" draw:name="Grafik139" text:anchor-type="paragraph" svg:width="0.564cm" svg:height="0.564cm" draw:z-index="58"><draw:image xlink:href="Pictures/1000020100000010000000107C21B673.png" xlink:type="simple" xlink:show="embed" xlink:actuate="onLoad"/></draw:frame></text:p></table:table-cell><table:table-cell table:style-name="Tabelle20.A1" office:value-type="string"><text:p text:style-name="P5">Email File &amp; Signature</text:p></table:table-cell></table:table-row><table:table-row><table:table-cell table:style-name="Tabelle20.A1" office:value-type="string"><text:p text:style-name="P5"><draw:frame draw:style-name="fr3" draw:name="Grafik140" text:anchor-type="paragraph" svg:width="0.564cm" svg:height="0.564cm" draw:z-index="59"><draw:image xlink:href="Pictures/1000020100000010000000103439EDF3.png" xlink:type="simple" xlink:show="embed" xlink:actuate="onLoad"/></draw:frame></text:p></table:table-cell><table:table-cell table:style-name="Tabelle20.A1" office:value-type="string"><text:p text:style-name="P5">Email Signature Confirmation</text:p></table:table-cell></table:table-row><table:table-row><table:table-cell table:style-name="Tabelle20.A1" office:value-type="string"><text:p text:style-name="P5">Sign a file</text:p></table:table-cell><table:table-cell table:style-name="Tabelle20.A1" office:value-type="string"><text:p text:style-name="P5">Drag and drop the file into the Main Window</text:p></table:table-cell></table:table-row><table:table-row><table:table-cell table:style-name="Tabelle20.A1" office:value-type="string"><text:p text:style-name="P5">Check a Signature</text:p></table:table-cell><table:table-cell table:style-name="Tabelle20.A1" office:value-type="string"><text:p text:style-name="P5">Drag and drop the file into the Main Window</text:p></table:table-cell></table:table-row></table:table><text:p text:style-name="P6"/><text:p text:style-name="P6">Complete documentation at <text:a xlink:type="simple" xlink:href="http://www.koehlers.de/wiki/">http://www.koehlers.de/wiki/</text:a></text:p><text:p text:style-name="P6">doku.php?id=thesign:index</text:p></draw:text-box></draw:frame></text:p>
      <text:p text:style-name="P1"/>
      <text:p text:style-name="P7"><draw:frame draw:style-name="fr1" draw:name="Rahmen2" text:anchor-type="as-char" svg:width="5.399cm" svg:height="8.5cm" draw:z-index="0"><draw:text-box><text:p text:style-name="P2"><draw:frame draw:style-name="fr2" draw:name="Grafik14" text:anchor-type="as-char" svg:width="0.683cm" svg:height="0.683cm" draw:z-index="15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2" table:style-name="Tabelle2"><table:table-column table:style-name="Tabelle2.A"/><table:table-column table:style-name="Tabelle2.B"/><table:table-row><table:table-cell table:style-name="Tabelle2.A1" office:value-type="string"><text:p text:style-name="P4"><draw:frame draw:style-name="fr4" draw:name="Grafik5" text:anchor-type="paragraph" svg:width="0.564cm" svg:height="0.564cm" draw:z-index="9"><draw:image xlink:href="Pictures/10000201000000100000001027F94802.png" xlink:type="simple" xlink:show="embed" xlink:actuate="onLoad"/></draw:frame></text:p></table:table-cell><table:table-cell table:style-name="Tabelle2.A1" office:value-type="string"><text:p text:style-name="P5">Send Key</text:p></table:table-cell></table:table-row><table:table-row><table:table-cell table:style-name="Tabelle2.A1" office:value-type="string"><text:p text:style-name="P5"><draw:frame draw:style-name="fr4" draw:name="Grafik7" text:anchor-type="paragraph" svg:width="0.564cm" svg:height="0.564cm" draw:z-index="1"><draw:image xlink:href="Pictures/1000020100000010000000107C21B673.png" xlink:type="simple" xlink:show="embed" xlink:actuate="onLoad"/></draw:frame></text:p></table:table-cell><table:table-cell table:style-name="Tabelle2.A1" office:value-type="string"><text:p text:style-name="P5">Read Key from Mail</text:p></table:table-cell></table:table-row><table:table-row><table:table-cell table:style-name="Tabelle2.A1" office:value-type="string"><text:p text:style-name="P5"><draw:frame draw:style-name="fr4" draw:name="Grafik6" text:anchor-type="paragraph" svg:width="0.559cm" svg:height="0.559cm" draw:z-index="3"><draw:image xlink:href="Pictures/100002010000001000000010B3AC3119.png" xlink:type="simple" xlink:show="embed" xlink:actuate="onLoad"/></draw:frame></text:p></table:table-cell><table:table-cell table:style-name="Tabelle2.A1" office:value-type="string"><text:p text:style-name="P5">Sign Signature as validated</text:p></table:table-cell></table:table-row><table:table-row><table:table-cell table:style-name="Tabelle2.A1" office:value-type="string"><text:p text:style-name="P5"><draw:frame draw:style-name="fr4" draw:name="Grafik13" text:anchor-type="paragraph" svg:width="0.559cm" svg:height="0.559cm" draw:z-index="14"><draw:image xlink:href="Pictures/10000201000000100000001047CDAEF8.png" xlink:type="simple" xlink:show="embed" xlink:actuate="onLoad"/></draw:frame></text:p></table:table-cell><table:table-cell table:style-name="Tabelle2.A1" office:value-type="string"><text:p text:style-name="P5">Delete Public Key</text:p></table:table-cell></table:table-row><table:table-row><table:table-cell table:style-name="Tabelle2.A5" table:number-columns-spanned="2" office:value-type="string"><text:p text:style-name="P10">Trustlevels:</text:p><text:p text:style-name="P11"><draw:frame draw:style-name="fr2" draw:name="Grafik8" text:anchor-type="as-char" svg:width="0.559cm" svg:height="0.559cm" draw:z-index="4"><draw:image xlink:href="Pictures/1000020100000010000000103B1784F8.png" xlink:type="simple" xlink:show="embed" xlink:actuate="onLoad"/></draw:frame> <draw:frame draw:style-name="fr2" draw:name="Grafik9" text:anchor-type="as-char" svg:width="0.559cm" svg:height="0.559cm" draw:z-index="5"><draw:image xlink:href="Pictures/100002010000001000000010366A4CE8.png" xlink:type="simple" xlink:show="embed" xlink:actuate="onLoad"/></draw:frame> <draw:frame draw:style-name="fr2" draw:name="Grafik10" text:anchor-type="as-char" svg:width="0.559cm" svg:height="0.559cm" draw:z-index="6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11" text:anchor-type="as-char" svg:width="0.559cm" svg:height="0.559cm" draw:z-index="7"><draw:image xlink:href="Pictures/100002010000001000000010762EDA56.png" xlink:type="simple" xlink:show="embed" xlink:actuate="onLoad"/></draw:frame> <draw:frame draw:style-name="fr2" draw:name="Grafik12" text:anchor-type="as-char" svg:width="0.559cm" svg:height="0.559cm" draw:z-index="8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3" text:anchor-type="as-char" svg:width="5.399cm" svg:height="8.5cm" draw:z-index="61"><draw:text-box><text:p text:style-name="P2"><draw:frame draw:style-name="fr2" draw:name="Grafik15" text:anchor-type="as-char" svg:width="0.683cm" svg:height="0.683cm" draw:z-index="62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3" table:style-name="Tabelle3"><table:table-column table:style-name="Tabelle3.A"/><table:table-column table:style-name="Tabelle3.B"/><table:table-row><table:table-cell table:style-name="Tabelle3.A1" office:value-type="string"><text:p text:style-name="P4"><draw:frame draw:style-name="fr4" draw:name="Grafik23" text:anchor-type="paragraph" svg:width="0.564cm" svg:height="0.564cm" draw:z-index="70"><draw:image xlink:href="Pictures/10000201000000100000001027F94802.png" xlink:type="simple" xlink:show="embed" xlink:actuate="onLoad"/></draw:frame></text:p></table:table-cell><table:table-cell table:style-name="Tabelle3.A1" office:value-type="string"><text:p text:style-name="P5">Send Key</text:p></table:table-cell></table:table-row><table:table-row><table:table-cell table:style-name="Tabelle3.A1" office:value-type="string"><text:p text:style-name="P5"><draw:frame draw:style-name="fr4" draw:name="Grafik21" text:anchor-type="paragraph" svg:width="0.564cm" svg:height="0.564cm" draw:z-index="68"><draw:image xlink:href="Pictures/1000020100000010000000107C21B673.png" xlink:type="simple" xlink:show="embed" xlink:actuate="onLoad"/></draw:frame></text:p></table:table-cell><table:table-cell table:style-name="Tabelle3.A1" office:value-type="string"><text:p text:style-name="P5">Read Key from Mail</text:p></table:table-cell></table:table-row><table:table-row><table:table-cell table:style-name="Tabelle3.A1" office:value-type="string"><text:p text:style-name="P5"><draw:frame draw:style-name="fr4" draw:name="Grafik22" text:anchor-type="paragraph" svg:width="0.559cm" svg:height="0.559cm" draw:z-index="69"><draw:image xlink:href="Pictures/100002010000001000000010B3AC3119.png" xlink:type="simple" xlink:show="embed" xlink:actuate="onLoad"/></draw:frame></text:p></table:table-cell><table:table-cell table:style-name="Tabelle3.A1" office:value-type="string"><text:p text:style-name="P5">Sign Signature as validated</text:p></table:table-cell></table:table-row><table:table-row><table:table-cell table:style-name="Tabelle3.A1" office:value-type="string"><text:p text:style-name="P5"><draw:frame draw:style-name="fr4" draw:name="Grafik24" text:anchor-type="paragraph" svg:width="0.559cm" svg:height="0.559cm" draw:z-index="71"><draw:image xlink:href="Pictures/10000201000000100000001047CDAEF8.png" xlink:type="simple" xlink:show="embed" xlink:actuate="onLoad"/></draw:frame></text:p></table:table-cell><table:table-cell table:style-name="Tabelle3.A1" office:value-type="string"><text:p text:style-name="P5">Delete Public Key</text:p></table:table-cell></table:table-row><table:table-row><table:table-cell table:style-name="Tabelle3.A5" table:number-columns-spanned="2" office:value-type="string"><text:p text:style-name="P10">Trustlevels:</text:p><text:p text:style-name="P11"><draw:frame draw:style-name="fr2" draw:name="Grafik16" text:anchor-type="as-char" svg:width="0.559cm" svg:height="0.559cm" draw:z-index="63"><draw:image xlink:href="Pictures/1000020100000010000000103B1784F8.png" xlink:type="simple" xlink:show="embed" xlink:actuate="onLoad"/></draw:frame> <draw:frame draw:style-name="fr2" draw:name="Grafik17" text:anchor-type="as-char" svg:width="0.559cm" svg:height="0.559cm" draw:z-index="64"><draw:image xlink:href="Pictures/100002010000001000000010366A4CE8.png" xlink:type="simple" xlink:show="embed" xlink:actuate="onLoad"/></draw:frame> <draw:frame draw:style-name="fr2" draw:name="Grafik18" text:anchor-type="as-char" svg:width="0.559cm" svg:height="0.559cm" draw:z-index="65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19" text:anchor-type="as-char" svg:width="0.559cm" svg:height="0.559cm" draw:z-index="66"><draw:image xlink:href="Pictures/100002010000001000000010762EDA56.png" xlink:type="simple" xlink:show="embed" xlink:actuate="onLoad"/></draw:frame> <draw:frame draw:style-name="fr2" draw:name="Grafik20" text:anchor-type="as-char" svg:width="0.559cm" svg:height="0.559cm" draw:z-index="67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4" text:anchor-type="as-char" svg:width="5.399cm" svg:height="8.5cm" draw:z-index="72"><draw:text-box><text:p text:style-name="P2"><draw:frame draw:style-name="fr2" draw:name="Grafik25" text:anchor-type="as-char" svg:width="0.683cm" svg:height="0.683cm" draw:z-index="73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4" table:style-name="Tabelle4"><table:table-column table:style-name="Tabelle4.A"/><table:table-column table:style-name="Tabelle4.B"/><table:table-row><table:table-cell table:style-name="Tabelle4.A1" office:value-type="string"><text:p text:style-name="P4"><draw:frame draw:style-name="fr4" draw:name="Grafik33" text:anchor-type="paragraph" svg:width="0.564cm" svg:height="0.564cm" draw:z-index="81"><draw:image xlink:href="Pictures/10000201000000100000001027F94802.png" xlink:type="simple" xlink:show="embed" xlink:actuate="onLoad"/></draw:frame></text:p></table:table-cell><table:table-cell table:style-name="Tabelle4.A1" office:value-type="string"><text:p text:style-name="P5">Send Key</text:p></table:table-cell></table:table-row><table:table-row><table:table-cell table:style-name="Tabelle4.A1" office:value-type="string"><text:p text:style-name="P5"><draw:frame draw:style-name="fr4" draw:name="Grafik31" text:anchor-type="paragraph" svg:width="0.564cm" svg:height="0.564cm" draw:z-index="79"><draw:image xlink:href="Pictures/1000020100000010000000107C21B673.png" xlink:type="simple" xlink:show="embed" xlink:actuate="onLoad"/></draw:frame></text:p></table:table-cell><table:table-cell table:style-name="Tabelle4.A1" office:value-type="string"><text:p text:style-name="P5">Read Key from Mail</text:p></table:table-cell></table:table-row><table:table-row><table:table-cell table:style-name="Tabelle4.A1" office:value-type="string"><text:p text:style-name="P5"><draw:frame draw:style-name="fr4" draw:name="Grafik32" text:anchor-type="paragraph" svg:width="0.559cm" svg:height="0.559cm" draw:z-index="80"><draw:image xlink:href="Pictures/100002010000001000000010B3AC3119.png" xlink:type="simple" xlink:show="embed" xlink:actuate="onLoad"/></draw:frame></text:p></table:table-cell><table:table-cell table:style-name="Tabelle4.A1" office:value-type="string"><text:p text:style-name="P5">Sign Signature as validated</text:p></table:table-cell></table:table-row><table:table-row><table:table-cell table:style-name="Tabelle4.A1" office:value-type="string"><text:p text:style-name="P5"><draw:frame draw:style-name="fr4" draw:name="Grafik34" text:anchor-type="paragraph" svg:width="0.559cm" svg:height="0.559cm" draw:z-index="82"><draw:image xlink:href="Pictures/10000201000000100000001047CDAEF8.png" xlink:type="simple" xlink:show="embed" xlink:actuate="onLoad"/></draw:frame></text:p></table:table-cell><table:table-cell table:style-name="Tabelle4.A1" office:value-type="string"><text:p text:style-name="P5">Delete Public Key</text:p></table:table-cell></table:table-row><table:table-row><table:table-cell table:style-name="Tabelle4.A5" table:number-columns-spanned="2" office:value-type="string"><text:p text:style-name="P10">Trustlevels:</text:p><text:p text:style-name="P11"><draw:frame draw:style-name="fr2" draw:name="Grafik26" text:anchor-type="as-char" svg:width="0.559cm" svg:height="0.559cm" draw:z-index="74"><draw:image xlink:href="Pictures/1000020100000010000000103B1784F8.png" xlink:type="simple" xlink:show="embed" xlink:actuate="onLoad"/></draw:frame> <draw:frame draw:style-name="fr2" draw:name="Grafik27" text:anchor-type="as-char" svg:width="0.559cm" svg:height="0.559cm" draw:z-index="75"><draw:image xlink:href="Pictures/100002010000001000000010366A4CE8.png" xlink:type="simple" xlink:show="embed" xlink:actuate="onLoad"/></draw:frame> <draw:frame draw:style-name="fr2" draw:name="Grafik28" text:anchor-type="as-char" svg:width="0.559cm" svg:height="0.559cm" draw:z-index="76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29" text:anchor-type="as-char" svg:width="0.559cm" svg:height="0.559cm" draw:z-index="77"><draw:image xlink:href="Pictures/100002010000001000000010762EDA56.png" xlink:type="simple" xlink:show="embed" xlink:actuate="onLoad"/></draw:frame> <draw:frame draw:style-name="fr2" draw:name="Grafik30" text:anchor-type="as-char" svg:width="0.559cm" svg:height="0.559cm" draw:z-index="78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5" text:anchor-type="as-char" svg:width="5.399cm" svg:height="8.5cm" draw:z-index="83"><draw:text-box><text:p text:style-name="P2"><draw:frame draw:style-name="fr2" draw:name="Grafik35" text:anchor-type="as-char" svg:width="0.683cm" svg:height="0.683cm" draw:z-index="84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5" table:style-name="Tabelle5"><table:table-column table:style-name="Tabelle5.A"/><table:table-column table:style-name="Tabelle5.B"/><table:table-row><table:table-cell table:style-name="Tabelle5.A1" office:value-type="string"><text:p text:style-name="P4"><draw:frame draw:style-name="fr4" draw:name="Grafik43" text:anchor-type="paragraph" svg:width="0.564cm" svg:height="0.564cm" draw:z-index="92"><draw:image xlink:href="Pictures/10000201000000100000001027F94802.png" xlink:type="simple" xlink:show="embed" xlink:actuate="onLoad"/></draw:frame></text:p></table:table-cell><table:table-cell table:style-name="Tabelle5.A1" office:value-type="string"><text:p text:style-name="P5">Send Key</text:p></table:table-cell></table:table-row><table:table-row><table:table-cell table:style-name="Tabelle5.A1" office:value-type="string"><text:p text:style-name="P5"><draw:frame draw:style-name="fr4" draw:name="Grafik41" text:anchor-type="paragraph" svg:width="0.564cm" svg:height="0.564cm" draw:z-index="90"><draw:image xlink:href="Pictures/1000020100000010000000107C21B673.png" xlink:type="simple" xlink:show="embed" xlink:actuate="onLoad"/></draw:frame></text:p></table:table-cell><table:table-cell table:style-name="Tabelle5.A1" office:value-type="string"><text:p text:style-name="P5">Read Key from Mail</text:p></table:table-cell></table:table-row><table:table-row><table:table-cell table:style-name="Tabelle5.A1" office:value-type="string"><text:p text:style-name="P5"><draw:frame draw:style-name="fr4" draw:name="Grafik42" text:anchor-type="paragraph" svg:width="0.559cm" svg:height="0.559cm" draw:z-index="91"><draw:image xlink:href="Pictures/100002010000001000000010B3AC3119.png" xlink:type="simple" xlink:show="embed" xlink:actuate="onLoad"/></draw:frame></text:p></table:table-cell><table:table-cell table:style-name="Tabelle5.A1" office:value-type="string"><text:p text:style-name="P5">Sign Signature as validated</text:p></table:table-cell></table:table-row><table:table-row><table:table-cell table:style-name="Tabelle5.A1" office:value-type="string"><text:p text:style-name="P5"><draw:frame draw:style-name="fr4" draw:name="Grafik44" text:anchor-type="paragraph" svg:width="0.559cm" svg:height="0.559cm" draw:z-index="93"><draw:image xlink:href="Pictures/10000201000000100000001047CDAEF8.png" xlink:type="simple" xlink:show="embed" xlink:actuate="onLoad"/></draw:frame></text:p></table:table-cell><table:table-cell table:style-name="Tabelle5.A1" office:value-type="string"><text:p text:style-name="P5">Delete Public Key</text:p></table:table-cell></table:table-row><table:table-row><table:table-cell table:style-name="Tabelle5.A5" table:number-columns-spanned="2" office:value-type="string"><text:p text:style-name="P10">Trustlevels:</text:p><text:p text:style-name="P11"><draw:frame draw:style-name="fr2" draw:name="Grafik36" text:anchor-type="as-char" svg:width="0.559cm" svg:height="0.559cm" draw:z-index="85"><draw:image xlink:href="Pictures/1000020100000010000000103B1784F8.png" xlink:type="simple" xlink:show="embed" xlink:actuate="onLoad"/></draw:frame> <draw:frame draw:style-name="fr2" draw:name="Grafik37" text:anchor-type="as-char" svg:width="0.559cm" svg:height="0.559cm" draw:z-index="86"><draw:image xlink:href="Pictures/100002010000001000000010366A4CE8.png" xlink:type="simple" xlink:show="embed" xlink:actuate="onLoad"/></draw:frame> <draw:frame draw:style-name="fr2" draw:name="Grafik38" text:anchor-type="as-char" svg:width="0.559cm" svg:height="0.559cm" draw:z-index="87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39" text:anchor-type="as-char" svg:width="0.559cm" svg:height="0.559cm" draw:z-index="88"><draw:image xlink:href="Pictures/100002010000001000000010762EDA56.png" xlink:type="simple" xlink:show="embed" xlink:actuate="onLoad"/></draw:frame> <draw:frame draw:style-name="fr2" draw:name="Grafik40" text:anchor-type="as-char" svg:width="0.559cm" svg:height="0.559cm" draw:z-index="89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6" text:anchor-type="as-char" svg:width="5.399cm" svg:height="8.5cm" draw:z-index="94"><draw:text-box><text:p text:style-name="P2"><draw:frame draw:style-name="fr2" draw:name="Grafik45" text:anchor-type="as-char" svg:width="0.683cm" svg:height="0.683cm" draw:z-index="95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6" table:style-name="Tabelle6"><table:table-column table:style-name="Tabelle6.A"/><table:table-column table:style-name="Tabelle6.B"/><table:table-row><table:table-cell table:style-name="Tabelle6.A1" office:value-type="string"><text:p text:style-name="P4"><draw:frame draw:style-name="fr4" draw:name="Grafik53" text:anchor-type="paragraph" svg:width="0.564cm" svg:height="0.564cm" draw:z-index="103"><draw:image xlink:href="Pictures/10000201000000100000001027F94802.png" xlink:type="simple" xlink:show="embed" xlink:actuate="onLoad"/></draw:frame></text:p></table:table-cell><table:table-cell table:style-name="Tabelle6.A1" office:value-type="string"><text:p text:style-name="P5">Send Key</text:p></table:table-cell></table:table-row><table:table-row><table:table-cell table:style-name="Tabelle6.A1" office:value-type="string"><text:p text:style-name="P5"><draw:frame draw:style-name="fr4" draw:name="Grafik51" text:anchor-type="paragraph" svg:width="0.564cm" svg:height="0.564cm" draw:z-index="101"><draw:image xlink:href="Pictures/1000020100000010000000107C21B673.png" xlink:type="simple" xlink:show="embed" xlink:actuate="onLoad"/></draw:frame></text:p></table:table-cell><table:table-cell table:style-name="Tabelle6.A1" office:value-type="string"><text:p text:style-name="P5">Read Key from Mail</text:p></table:table-cell></table:table-row><table:table-row><table:table-cell table:style-name="Tabelle6.A1" office:value-type="string"><text:p text:style-name="P5"><draw:frame draw:style-name="fr4" draw:name="Grafik52" text:anchor-type="paragraph" svg:width="0.559cm" svg:height="0.559cm" draw:z-index="102"><draw:image xlink:href="Pictures/100002010000001000000010B3AC3119.png" xlink:type="simple" xlink:show="embed" xlink:actuate="onLoad"/></draw:frame></text:p></table:table-cell><table:table-cell table:style-name="Tabelle6.A1" office:value-type="string"><text:p text:style-name="P5">Sign Signature as validated</text:p></table:table-cell></table:table-row><table:table-row><table:table-cell table:style-name="Tabelle6.A1" office:value-type="string"><text:p text:style-name="P5"><draw:frame draw:style-name="fr4" draw:name="Grafik54" text:anchor-type="paragraph" svg:width="0.559cm" svg:height="0.559cm" draw:z-index="104"><draw:image xlink:href="Pictures/10000201000000100000001047CDAEF8.png" xlink:type="simple" xlink:show="embed" xlink:actuate="onLoad"/></draw:frame></text:p></table:table-cell><table:table-cell table:style-name="Tabelle6.A1" office:value-type="string"><text:p text:style-name="P5">Delete Public Key</text:p></table:table-cell></table:table-row><table:table-row><table:table-cell table:style-name="Tabelle6.A5" table:number-columns-spanned="2" office:value-type="string"><text:p text:style-name="P10">Trustlevels:</text:p><text:p text:style-name="P11"><draw:frame draw:style-name="fr2" draw:name="Grafik46" text:anchor-type="as-char" svg:width="0.559cm" svg:height="0.559cm" draw:z-index="96"><draw:image xlink:href="Pictures/1000020100000010000000103B1784F8.png" xlink:type="simple" xlink:show="embed" xlink:actuate="onLoad"/></draw:frame> <draw:frame draw:style-name="fr2" draw:name="Grafik47" text:anchor-type="as-char" svg:width="0.559cm" svg:height="0.559cm" draw:z-index="97"><draw:image xlink:href="Pictures/100002010000001000000010366A4CE8.png" xlink:type="simple" xlink:show="embed" xlink:actuate="onLoad"/></draw:frame> <draw:frame draw:style-name="fr2" draw:name="Grafik48" text:anchor-type="as-char" svg:width="0.559cm" svg:height="0.559cm" draw:z-index="98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49" text:anchor-type="as-char" svg:width="0.559cm" svg:height="0.559cm" draw:z-index="99"><draw:image xlink:href="Pictures/100002010000001000000010762EDA56.png" xlink:type="simple" xlink:show="embed" xlink:actuate="onLoad"/></draw:frame> <draw:frame draw:style-name="fr2" draw:name="Grafik50" text:anchor-type="as-char" svg:width="0.559cm" svg:height="0.559cm" draw:z-index="100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7" text:anchor-type="as-char" svg:width="5.399cm" svg:height="8.5cm" draw:z-index="105"><draw:text-box><text:p text:style-name="P2"><draw:frame draw:style-name="fr2" draw:name="Grafik55" text:anchor-type="as-char" svg:width="0.683cm" svg:height="0.683cm" draw:z-index="106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7" table:style-name="Tabelle7"><table:table-column table:style-name="Tabelle7.A"/><table:table-column table:style-name="Tabelle7.B"/><table:table-row><table:table-cell table:style-name="Tabelle7.A1" office:value-type="string"><text:p text:style-name="P4"><draw:frame draw:style-name="fr4" draw:name="Grafik63" text:anchor-type="paragraph" svg:width="0.564cm" svg:height="0.564cm" draw:z-index="114"><draw:image xlink:href="Pictures/10000201000000100000001027F94802.png" xlink:type="simple" xlink:show="embed" xlink:actuate="onLoad"/></draw:frame></text:p></table:table-cell><table:table-cell table:style-name="Tabelle7.A1" office:value-type="string"><text:p text:style-name="P5">Send Key</text:p></table:table-cell></table:table-row><table:table-row><table:table-cell table:style-name="Tabelle7.A1" office:value-type="string"><text:p text:style-name="P5"><draw:frame draw:style-name="fr4" draw:name="Grafik61" text:anchor-type="paragraph" svg:width="0.564cm" svg:height="0.564cm" draw:z-index="112"><draw:image xlink:href="Pictures/1000020100000010000000107C21B673.png" xlink:type="simple" xlink:show="embed" xlink:actuate="onLoad"/></draw:frame></text:p></table:table-cell><table:table-cell table:style-name="Tabelle7.A1" office:value-type="string"><text:p text:style-name="P5">Read Key from Mail</text:p></table:table-cell></table:table-row><table:table-row><table:table-cell table:style-name="Tabelle7.A1" office:value-type="string"><text:p text:style-name="P5"><draw:frame draw:style-name="fr4" draw:name="Grafik62" text:anchor-type="paragraph" svg:width="0.559cm" svg:height="0.559cm" draw:z-index="113"><draw:image xlink:href="Pictures/100002010000001000000010B3AC3119.png" xlink:type="simple" xlink:show="embed" xlink:actuate="onLoad"/></draw:frame></text:p></table:table-cell><table:table-cell table:style-name="Tabelle7.A1" office:value-type="string"><text:p text:style-name="P5">Sign Signature as validated</text:p></table:table-cell></table:table-row><table:table-row><table:table-cell table:style-name="Tabelle7.A1" office:value-type="string"><text:p text:style-name="P5"><draw:frame draw:style-name="fr4" draw:name="Grafik64" text:anchor-type="paragraph" svg:width="0.559cm" svg:height="0.559cm" draw:z-index="115"><draw:image xlink:href="Pictures/10000201000000100000001047CDAEF8.png" xlink:type="simple" xlink:show="embed" xlink:actuate="onLoad"/></draw:frame></text:p></table:table-cell><table:table-cell table:style-name="Tabelle7.A1" office:value-type="string"><text:p text:style-name="P5">Delete Public Key</text:p></table:table-cell></table:table-row><table:table-row><table:table-cell table:style-name="Tabelle7.A5" table:number-columns-spanned="2" office:value-type="string"><text:p text:style-name="P10">Trustlevels:</text:p><text:p text:style-name="P11"><draw:frame draw:style-name="fr2" draw:name="Grafik56" text:anchor-type="as-char" svg:width="0.559cm" svg:height="0.559cm" draw:z-index="107"><draw:image xlink:href="Pictures/1000020100000010000000103B1784F8.png" xlink:type="simple" xlink:show="embed" xlink:actuate="onLoad"/></draw:frame> <draw:frame draw:style-name="fr2" draw:name="Grafik57" text:anchor-type="as-char" svg:width="0.559cm" svg:height="0.559cm" draw:z-index="108"><draw:image xlink:href="Pictures/100002010000001000000010366A4CE8.png" xlink:type="simple" xlink:show="embed" xlink:actuate="onLoad"/></draw:frame> <draw:frame draw:style-name="fr2" draw:name="Grafik58" text:anchor-type="as-char" svg:width="0.559cm" svg:height="0.559cm" draw:z-index="109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59" text:anchor-type="as-char" svg:width="0.559cm" svg:height="0.559cm" draw:z-index="110"><draw:image xlink:href="Pictures/100002010000001000000010762EDA56.png" xlink:type="simple" xlink:show="embed" xlink:actuate="onLoad"/></draw:frame> <draw:frame draw:style-name="fr2" draw:name="Grafik60" text:anchor-type="as-char" svg:width="0.559cm" svg:height="0.559cm" draw:z-index="111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8" text:anchor-type="as-char" svg:width="5.399cm" svg:height="8.5cm" draw:z-index="116"><draw:text-box><text:p text:style-name="P2"><draw:frame draw:style-name="fr2" draw:name="Grafik65" text:anchor-type="as-char" svg:width="0.683cm" svg:height="0.683cm" draw:z-index="117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8" table:style-name="Tabelle8"><table:table-column table:style-name="Tabelle8.A"/><table:table-column table:style-name="Tabelle8.B"/><table:table-row><table:table-cell table:style-name="Tabelle8.A1" office:value-type="string"><text:p text:style-name="P4"><draw:frame draw:style-name="fr4" draw:name="Grafik73" text:anchor-type="paragraph" svg:width="0.564cm" svg:height="0.564cm" draw:z-index="125"><draw:image xlink:href="Pictures/10000201000000100000001027F94802.png" xlink:type="simple" xlink:show="embed" xlink:actuate="onLoad"/></draw:frame></text:p></table:table-cell><table:table-cell table:style-name="Tabelle8.A1" office:value-type="string"><text:p text:style-name="P5">Send Key</text:p></table:table-cell></table:table-row><table:table-row><table:table-cell table:style-name="Tabelle8.A1" office:value-type="string"><text:p text:style-name="P5"><draw:frame draw:style-name="fr4" draw:name="Grafik71" text:anchor-type="paragraph" svg:width="0.564cm" svg:height="0.564cm" draw:z-index="123"><draw:image xlink:href="Pictures/1000020100000010000000107C21B673.png" xlink:type="simple" xlink:show="embed" xlink:actuate="onLoad"/></draw:frame></text:p></table:table-cell><table:table-cell table:style-name="Tabelle8.A1" office:value-type="string"><text:p text:style-name="P5">Read Key from Mail</text:p></table:table-cell></table:table-row><table:table-row><table:table-cell table:style-name="Tabelle8.A1" office:value-type="string"><text:p text:style-name="P5"><draw:frame draw:style-name="fr4" draw:name="Grafik72" text:anchor-type="paragraph" svg:width="0.559cm" svg:height="0.559cm" draw:z-index="124"><draw:image xlink:href="Pictures/100002010000001000000010B3AC3119.png" xlink:type="simple" xlink:show="embed" xlink:actuate="onLoad"/></draw:frame></text:p></table:table-cell><table:table-cell table:style-name="Tabelle8.A1" office:value-type="string"><text:p text:style-name="P5">Sign Signature as validated</text:p></table:table-cell></table:table-row><table:table-row><table:table-cell table:style-name="Tabelle8.A1" office:value-type="string"><text:p text:style-name="P5"><draw:frame draw:style-name="fr4" draw:name="Grafik74" text:anchor-type="paragraph" svg:width="0.559cm" svg:height="0.559cm" draw:z-index="126"><draw:image xlink:href="Pictures/10000201000000100000001047CDAEF8.png" xlink:type="simple" xlink:show="embed" xlink:actuate="onLoad"/></draw:frame></text:p></table:table-cell><table:table-cell table:style-name="Tabelle8.A1" office:value-type="string"><text:p text:style-name="P5">Delete Public Key</text:p></table:table-cell></table:table-row><table:table-row><table:table-cell table:style-name="Tabelle8.A5" table:number-columns-spanned="2" office:value-type="string"><text:p text:style-name="P10">Trustlevels:</text:p><text:p text:style-name="P11"><draw:frame draw:style-name="fr2" draw:name="Grafik66" text:anchor-type="as-char" svg:width="0.559cm" svg:height="0.559cm" draw:z-index="118"><draw:image xlink:href="Pictures/1000020100000010000000103B1784F8.png" xlink:type="simple" xlink:show="embed" xlink:actuate="onLoad"/></draw:frame> <draw:frame draw:style-name="fr2" draw:name="Grafik67" text:anchor-type="as-char" svg:width="0.559cm" svg:height="0.559cm" draw:z-index="119"><draw:image xlink:href="Pictures/100002010000001000000010366A4CE8.png" xlink:type="simple" xlink:show="embed" xlink:actuate="onLoad"/></draw:frame> <draw:frame draw:style-name="fr2" draw:name="Grafik68" text:anchor-type="as-char" svg:width="0.559cm" svg:height="0.559cm" draw:z-index="120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69" text:anchor-type="as-char" svg:width="0.559cm" svg:height="0.559cm" draw:z-index="121"><draw:image xlink:href="Pictures/100002010000001000000010762EDA56.png" xlink:type="simple" xlink:show="embed" xlink:actuate="onLoad"/></draw:frame> <draw:frame draw:style-name="fr2" draw:name="Grafik70" text:anchor-type="as-char" svg:width="0.559cm" svg:height="0.559cm" draw:z-index="122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9" text:anchor-type="as-char" svg:width="5.399cm" svg:height="8.5cm" draw:z-index="127"><draw:text-box><text:p text:style-name="P2"><draw:frame draw:style-name="fr2" draw:name="Grafik75" text:anchor-type="as-char" svg:width="0.683cm" svg:height="0.683cm" draw:z-index="128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9" table:style-name="Tabelle9"><table:table-column table:style-name="Tabelle9.A"/><table:table-column table:style-name="Tabelle9.B"/><table:table-row><table:table-cell table:style-name="Tabelle9.A1" office:value-type="string"><text:p text:style-name="P4"><draw:frame draw:style-name="fr4" draw:name="Grafik83" text:anchor-type="paragraph" svg:width="0.564cm" svg:height="0.564cm" draw:z-index="136"><draw:image xlink:href="Pictures/10000201000000100000001027F94802.png" xlink:type="simple" xlink:show="embed" xlink:actuate="onLoad"/></draw:frame></text:p></table:table-cell><table:table-cell table:style-name="Tabelle9.A1" office:value-type="string"><text:p text:style-name="P5">Send Key</text:p></table:table-cell></table:table-row><table:table-row><table:table-cell table:style-name="Tabelle9.A1" office:value-type="string"><text:p text:style-name="P5"><draw:frame draw:style-name="fr4" draw:name="Grafik81" text:anchor-type="paragraph" svg:width="0.564cm" svg:height="0.564cm" draw:z-index="134"><draw:image xlink:href="Pictures/1000020100000010000000107C21B673.png" xlink:type="simple" xlink:show="embed" xlink:actuate="onLoad"/></draw:frame></text:p></table:table-cell><table:table-cell table:style-name="Tabelle9.A1" office:value-type="string"><text:p text:style-name="P5">Read Key from Mail</text:p></table:table-cell></table:table-row><table:table-row><table:table-cell table:style-name="Tabelle9.A1" office:value-type="string"><text:p text:style-name="P5"><draw:frame draw:style-name="fr4" draw:name="Grafik82" text:anchor-type="paragraph" svg:width="0.559cm" svg:height="0.559cm" draw:z-index="135"><draw:image xlink:href="Pictures/100002010000001000000010B3AC3119.png" xlink:type="simple" xlink:show="embed" xlink:actuate="onLoad"/></draw:frame></text:p></table:table-cell><table:table-cell table:style-name="Tabelle9.A1" office:value-type="string"><text:p text:style-name="P5">Sign Signature as validated</text:p></table:table-cell></table:table-row><table:table-row><table:table-cell table:style-name="Tabelle9.A1" office:value-type="string"><text:p text:style-name="P5"><draw:frame draw:style-name="fr4" draw:name="Grafik84" text:anchor-type="paragraph" svg:width="0.559cm" svg:height="0.559cm" draw:z-index="137"><draw:image xlink:href="Pictures/10000201000000100000001047CDAEF8.png" xlink:type="simple" xlink:show="embed" xlink:actuate="onLoad"/></draw:frame></text:p></table:table-cell><table:table-cell table:style-name="Tabelle9.A1" office:value-type="string"><text:p text:style-name="P5">Delete Public Key</text:p></table:table-cell></table:table-row><table:table-row><table:table-cell table:style-name="Tabelle9.A5" table:number-columns-spanned="2" office:value-type="string"><text:p text:style-name="P10">Trustlevels:</text:p><text:p text:style-name="P11"><draw:frame draw:style-name="fr2" draw:name="Grafik76" text:anchor-type="as-char" svg:width="0.559cm" svg:height="0.559cm" draw:z-index="129"><draw:image xlink:href="Pictures/1000020100000010000000103B1784F8.png" xlink:type="simple" xlink:show="embed" xlink:actuate="onLoad"/></draw:frame> <draw:frame draw:style-name="fr2" draw:name="Grafik77" text:anchor-type="as-char" svg:width="0.559cm" svg:height="0.559cm" draw:z-index="130"><draw:image xlink:href="Pictures/100002010000001000000010366A4CE8.png" xlink:type="simple" xlink:show="embed" xlink:actuate="onLoad"/></draw:frame> <draw:frame draw:style-name="fr2" draw:name="Grafik78" text:anchor-type="as-char" svg:width="0.559cm" svg:height="0.559cm" draw:z-index="131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79" text:anchor-type="as-char" svg:width="0.559cm" svg:height="0.559cm" draw:z-index="132"><draw:image xlink:href="Pictures/100002010000001000000010762EDA56.png" xlink:type="simple" xlink:show="embed" xlink:actuate="onLoad"/></draw:frame> <draw:frame draw:style-name="fr2" draw:name="Grafik80" text:anchor-type="as-char" svg:width="0.559cm" svg:height="0.559cm" draw:z-index="133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10" text:anchor-type="as-char" svg:width="5.399cm" svg:height="8.5cm" draw:z-index="138"><draw:text-box><text:p text:style-name="P2"><draw:frame draw:style-name="fr2" draw:name="Grafik85" text:anchor-type="as-char" svg:width="0.683cm" svg:height="0.683cm" draw:z-index="139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10" table:style-name="Tabelle10"><table:table-column table:style-name="Tabelle10.A"/><table:table-column table:style-name="Tabelle10.B"/><table:table-row><table:table-cell table:style-name="Tabelle10.A1" office:value-type="string"><text:p text:style-name="P4"><draw:frame draw:style-name="fr4" draw:name="Grafik93" text:anchor-type="paragraph" svg:width="0.564cm" svg:height="0.564cm" draw:z-index="147"><draw:image xlink:href="Pictures/10000201000000100000001027F94802.png" xlink:type="simple" xlink:show="embed" xlink:actuate="onLoad"/></draw:frame></text:p></table:table-cell><table:table-cell table:style-name="Tabelle10.A1" office:value-type="string"><text:p text:style-name="P5">Send Key</text:p></table:table-cell></table:table-row><table:table-row><table:table-cell table:style-name="Tabelle10.A1" office:value-type="string"><text:p text:style-name="P5"><draw:frame draw:style-name="fr4" draw:name="Grafik91" text:anchor-type="paragraph" svg:width="0.564cm" svg:height="0.564cm" draw:z-index="145"><draw:image xlink:href="Pictures/1000020100000010000000107C21B673.png" xlink:type="simple" xlink:show="embed" xlink:actuate="onLoad"/></draw:frame></text:p></table:table-cell><table:table-cell table:style-name="Tabelle10.A1" office:value-type="string"><text:p text:style-name="P5">Read Key from Mail</text:p></table:table-cell></table:table-row><table:table-row><table:table-cell table:style-name="Tabelle10.A1" office:value-type="string"><text:p text:style-name="P5"><draw:frame draw:style-name="fr4" draw:name="Grafik92" text:anchor-type="paragraph" svg:width="0.559cm" svg:height="0.559cm" draw:z-index="146"><draw:image xlink:href="Pictures/100002010000001000000010B3AC3119.png" xlink:type="simple" xlink:show="embed" xlink:actuate="onLoad"/></draw:frame></text:p></table:table-cell><table:table-cell table:style-name="Tabelle10.A1" office:value-type="string"><text:p text:style-name="P5">Sign Signature as validated</text:p></table:table-cell></table:table-row><table:table-row><table:table-cell table:style-name="Tabelle10.A1" office:value-type="string"><text:p text:style-name="P5"><draw:frame draw:style-name="fr4" draw:name="Grafik94" text:anchor-type="paragraph" svg:width="0.559cm" svg:height="0.559cm" draw:z-index="148"><draw:image xlink:href="Pictures/10000201000000100000001047CDAEF8.png" xlink:type="simple" xlink:show="embed" xlink:actuate="onLoad"/></draw:frame></text:p></table:table-cell><table:table-cell table:style-name="Tabelle10.A1" office:value-type="string"><text:p text:style-name="P5">Delete Public Key</text:p></table:table-cell></table:table-row><table:table-row><table:table-cell table:style-name="Tabelle10.A5" table:number-columns-spanned="2" office:value-type="string"><text:p text:style-name="P10">Trustlevels:</text:p><text:p text:style-name="P11"><draw:frame draw:style-name="fr2" draw:name="Grafik86" text:anchor-type="as-char" svg:width="0.559cm" svg:height="0.559cm" draw:z-index="140"><draw:image xlink:href="Pictures/1000020100000010000000103B1784F8.png" xlink:type="simple" xlink:show="embed" xlink:actuate="onLoad"/></draw:frame> <draw:frame draw:style-name="fr2" draw:name="Grafik87" text:anchor-type="as-char" svg:width="0.559cm" svg:height="0.559cm" draw:z-index="141"><draw:image xlink:href="Pictures/100002010000001000000010366A4CE8.png" xlink:type="simple" xlink:show="embed" xlink:actuate="onLoad"/></draw:frame> <draw:frame draw:style-name="fr2" draw:name="Grafik88" text:anchor-type="as-char" svg:width="0.559cm" svg:height="0.559cm" draw:z-index="142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89" text:anchor-type="as-char" svg:width="0.559cm" svg:height="0.559cm" draw:z-index="143"><draw:image xlink:href="Pictures/100002010000001000000010762EDA56.png" xlink:type="simple" xlink:show="embed" xlink:actuate="onLoad"/></draw:frame> <draw:frame draw:style-name="fr2" draw:name="Grafik90" text:anchor-type="as-char" svg:width="0.559cm" svg:height="0.559cm" draw:z-index="144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draw:frame draw:style-name="fr1" draw:name="Rahmen11" text:anchor-type="as-char" svg:width="5.399cm" svg:height="8.5cm" draw:z-index="149"><draw:text-box><text:p text:style-name="P2"><draw:frame draw:style-name="fr2" draw:name="Grafik95" text:anchor-type="as-char" svg:width="0.683cm" svg:height="0.683cm" draw:z-index="150"><draw:image xlink:href="Pictures/10000201000000780000007882922AE5.png" xlink:type="simple" xlink:show="embed" xlink:actuate="onLoad"/></draw:frame>TheSign <text:s/>(Beta)</text:p><text:p text:style-name="P8">Quick Reference</text:p><text:p text:style-name="P9">Key Ring Window</text:p><table:table table:name="Tabelle11" table:style-name="Tabelle11"><table:table-column table:style-name="Tabelle11.A"/><table:table-column table:style-name="Tabelle11.B"/><table:table-row><table:table-cell table:style-name="Tabelle11.A1" office:value-type="string"><text:p text:style-name="P4"><draw:frame draw:style-name="fr4" draw:name="Grafik103" text:anchor-type="paragraph" svg:width="0.564cm" svg:height="0.564cm" draw:z-index="158"><draw:image xlink:href="Pictures/10000201000000100000001027F94802.png" xlink:type="simple" xlink:show="embed" xlink:actuate="onLoad"/></draw:frame></text:p></table:table-cell><table:table-cell table:style-name="Tabelle11.A1" office:value-type="string"><text:p text:style-name="P5">Send Key</text:p></table:table-cell></table:table-row><table:table-row><table:table-cell table:style-name="Tabelle11.A1" office:value-type="string"><text:p text:style-name="P5"><draw:frame draw:style-name="fr4" draw:name="Grafik101" text:anchor-type="paragraph" svg:width="0.564cm" svg:height="0.564cm" draw:z-index="156"><draw:image xlink:href="Pictures/1000020100000010000000107C21B673.png" xlink:type="simple" xlink:show="embed" xlink:actuate="onLoad"/></draw:frame></text:p></table:table-cell><table:table-cell table:style-name="Tabelle11.A1" office:value-type="string"><text:p text:style-name="P5">Read Key from Mail</text:p></table:table-cell></table:table-row><table:table-row><table:table-cell table:style-name="Tabelle11.A1" office:value-type="string"><text:p text:style-name="P5"><draw:frame draw:style-name="fr4" draw:name="Grafik102" text:anchor-type="paragraph" svg:width="0.559cm" svg:height="0.559cm" draw:z-index="157"><draw:image xlink:href="Pictures/100002010000001000000010B3AC3119.png" xlink:type="simple" xlink:show="embed" xlink:actuate="onLoad"/></draw:frame></text:p></table:table-cell><table:table-cell table:style-name="Tabelle11.A1" office:value-type="string"><text:p text:style-name="P5">Sign Signature as validated</text:p></table:table-cell></table:table-row><table:table-row><table:table-cell table:style-name="Tabelle11.A1" office:value-type="string"><text:p text:style-name="P5"><draw:frame draw:style-name="fr4" draw:name="Grafik104" text:anchor-type="paragraph" svg:width="0.559cm" svg:height="0.559cm" draw:z-index="159"><draw:image xlink:href="Pictures/10000201000000100000001047CDAEF8.png" xlink:type="simple" xlink:show="embed" xlink:actuate="onLoad"/></draw:frame></text:p></table:table-cell><table:table-cell table:style-name="Tabelle11.A1" office:value-type="string"><text:p text:style-name="P5">Delete Public Key</text:p></table:table-cell></table:table-row><table:table-row><table:table-cell table:style-name="Tabelle11.A5" table:number-columns-spanned="2" office:value-type="string"><text:p text:style-name="P10">Trustlevels:</text:p><text:p text:style-name="P11"><draw:frame draw:style-name="fr2" draw:name="Grafik96" text:anchor-type="as-char" svg:width="0.559cm" svg:height="0.559cm" draw:z-index="151"><draw:image xlink:href="Pictures/1000020100000010000000103B1784F8.png" xlink:type="simple" xlink:show="embed" xlink:actuate="onLoad"/></draw:frame> <draw:frame draw:style-name="fr2" draw:name="Grafik97" text:anchor-type="as-char" svg:width="0.559cm" svg:height="0.559cm" draw:z-index="152"><draw:image xlink:href="Pictures/100002010000001000000010366A4CE8.png" xlink:type="simple" xlink:show="embed" xlink:actuate="onLoad"/></draw:frame> <draw:frame draw:style-name="fr2" draw:name="Grafik98" text:anchor-type="as-char" svg:width="0.559cm" svg:height="0.559cm" draw:z-index="153"><draw:image xlink:href="Pictures/100002010000001000000010F7CB1B01.png" xlink:type="simple" xlink:show="embed" xlink:actuate="onLoad"/></draw:frame></text:p><text:p text:style-name="P11">unknown- no trust – marginally</text:p><text:p text:style-name="P11"><draw:frame draw:style-name="fr2" draw:name="Grafik99" text:anchor-type="as-char" svg:width="0.559cm" svg:height="0.559cm" draw:z-index="154"><draw:image xlink:href="Pictures/100002010000001000000010762EDA56.png" xlink:type="simple" xlink:show="embed" xlink:actuate="onLoad"/></draw:frame> <draw:frame draw:style-name="fr2" draw:name="Grafik100" text:anchor-type="as-char" svg:width="0.559cm" svg:height="0.559cm" draw:z-index="155"><draw:image xlink:href="Pictures/100002010000001000000010AB63BC5E.png" xlink:type="simple" xlink:show="embed" xlink:actuate="onLoad"/></draw:frame></text:p><text:p text:style-name="P11">fully- ultimately</text:p></table:table-cell><table:covered-table-cell/></table:table-row></table:table><text:p text:style-name="P1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39cm" fo:margin-right="0.339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" style:print-orientation="landscape" fo:margin-top="1.499cm" fo:margin-bottom="0cm" fo:margin-left="1.499cm" fo:margin-right="0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Steffen Köhler</meta:initial-creator>
    <meta:creation-date>2000-01-09T11:46:08</meta:creation-date>
    <dc:creator>Steffen Köhler</dc:creator>
    <dc:date>2008-03-22T21:26:12</dc:date>
    <meta:printed-by>Steffen Köhler</meta:printed-by>
    <meta:print-date>2008-03-22T21:19:44</meta:print-date>
    <dc:language>de-DE</dc:language>
    <meta:editing-cycles>14</meta:editing-cycles>
    <meta:editing-duration>PT10H53M7S</meta:editing-duration>
    <meta:user-defined meta:name="Info 0"/>
    <meta:user-defined meta:name="Info 1"/>
    <meta:user-defined meta:name="Info 2"/>
    <meta:user-defined meta:name="Info 3"/>
    <meta:document-statistic meta:table-count="20" meta:image-count="140" meta:object-count="0" meta:page-count="2" meta:paragraph-count="242" meta:word-count="770" meta:character-count="4950"/>
  </office:meta>
</office:document-meta>
</file>